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language="pt" fo:country="PT"/>
    </style:style>
    <style:style style:family="graphic" style:name="a359">
      <style:graphic-properties draw:fill="none" draw:stroke="solid" svg:stroke-width="0.01389in" svg:stroke-color="#000000" svg:stroke-opacity="100%" draw:stroke-linejoin="miter" svg:stroke-linecap="butt"/>
    </style:style>
    <style:style style:family="paragraph" style:name="a411">
      <style:paragraph-properties fo:text-align="center"/>
    </style:style>
    <style:style style:family="table-cell" style:name="a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14">
      <style:table-row-properties style:row-height="0.40296in"/>
    </style:style>
    <style:style style:family="text" style:name="a415">
      <style:text-properties fo:language="pt" fo:country="PT"/>
    </style:style>
    <style:style style:family="paragraph" style:name="a416">
      <style:paragraph-properties/>
    </style:style>
    <style:style style:family="table-cell" style:name="a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19">
      <style:table-properties style:writing-mode="lr-tb"/>
    </style:style>
    <style:style style:family="table-cell" style:name="a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382">
      <style:table-properties style:writing-mode="lr-tb"/>
    </style:style>
    <style:style style:family="table-column" style:name="a383">
      <style:table-column-properties style:column-width="3.34778in"/>
    </style:style>
    <style:style style:family="table-row" style:name="a384">
      <style:table-row-properties style:row-height="0.40556in"/>
    </style:style>
    <style:style style:family="text" style:name="a385">
      <style:text-properties fo:language="pt" fo:country="PT"/>
    </style:style>
    <style:style style:family="paragraph" style:name="a386">
      <style:paragraph-properties fo:text-align="center"/>
    </style:style>
    <style:style style:family="table-cell" style:name="a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89">
      <style:table-row-properties style:row-height="0.40296in"/>
    </style:style>
    <style:style style:family="graphic" style:name="a360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361">
      <style:graphic-properties draw:fill="none" draw:stroke="solid" svg:stroke-width="0.01389in" svg:stroke-color="#000000" svg:stroke-opacity="100%" draw:stroke-linejoin="miter" svg:stroke-linecap="but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none" draw:stroke="dash" draw:stroke-dash="a365" svg:stroke-width="0.02083in" svg:stroke-color="#000000" svg:stroke-opacity="100%" draw:stroke-linejoin="round" svg:stroke-linecap="butt"/>
    </style:style>
    <style:style style:family="table" style:name="a367">
      <style:table-properties style:writing-mode="lr-tb"/>
    </style:style>
    <style:style style:family="table-column" style:name="a368">
      <style:table-column-properties style:column-width="3.10333in"/>
    </style:style>
    <style:style style:family="table-row" style:name="a369">
      <style:table-row-properties style:row-height="0.40556in"/>
    </style:style>
    <style:style style:family="table-column" style:name="a420">
      <style:table-column-properties style:column-width="2.23444in"/>
    </style:style>
    <style:style style:family="table-row" style:name="a421">
      <style:table-row-properties style:row-height="0.40556in"/>
    </style:style>
    <style:style style:family="text" style:name="a422">
      <style:text-properties fo:language="pt" fo:country="PT"/>
    </style:style>
    <style:style style:family="paragraph" style:name="a423">
      <style:paragraph-properties fo:text-align="center"/>
    </style:style>
    <style:style style:family="table-cell" style:name="a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6">
      <style:table-row-properties style:row-height="0.40296in"/>
    </style:style>
    <style:style style:family="text" style:name="a427">
      <style:text-properties fo:language="pt" fo:country="PT"/>
    </style:style>
    <style:style style:family="paragraph" style:name="a428">
      <style:paragraph-properties/>
    </style:style>
    <style:style style:family="text" style:name="a390">
      <style:text-properties fo:language="pt" fo:country="PT" style:text-underline-type="single" style:text-underline-style="solid" style:text-underline-width="auto" style:text-underline-mode="continuous"/>
    </style:style>
    <style:style style:family="text" style:name="a391">
      <style:text-properties fo:language="pt" fo:country="PT" style:text-underline-type="single" style:text-underline-style="solid" style:text-underline-width="auto" style:text-underline-mode="continuous"/>
    </style:style>
    <style:style style:family="paragraph" style:name="a392">
      <style:paragraph-properties/>
    </style:style>
    <style:style style:family="table-cell" style:name="a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02">
      <style:table-row-properties style:row-height="0.40296in"/>
    </style:style>
    <style:style style:family="table-cell" style:name="a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3">
      <style:text-properties fo:language="pt" fo:country="PT"/>
    </style:style>
    <style:style style:family="table" style:name="a395">
      <style:table-properties style:writing-mode="lr-tb"/>
    </style:style>
    <style:style style:family="paragraph" style:name="a404">
      <style:paragraph-properties/>
    </style:style>
    <style:style style:family="table-column" style:name="a396">
      <style:table-column-properties style:column-width="2.23444in"/>
    </style:style>
    <style:style style:family="table-row" style:name="a397">
      <style:table-row-properties style:row-height="0.40556in"/>
    </style:style>
    <style:style style:family="table-cell" style:name="a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8">
      <style:text-properties fo:language="pt" fo:country="PT"/>
    </style:style>
    <style:style style:family="table" style:name="a407">
      <style:table-properties style:writing-mode="lr-tb"/>
    </style:style>
    <style:style style:family="paragraph" style:name="a399">
      <style:paragraph-properties fo:text-align="center"/>
    </style:style>
    <style:style style:family="table-column" style:name="a408">
      <style:table-column-properties style:column-width="2.23444in"/>
    </style:style>
    <style:style style:family="table-row" style:name="a409">
      <style:table-row-properties style:row-height="0.40556in"/>
    </style:style>
    <style:style style:family="text" style:name="a370">
      <style:text-properties fo:language="pt" fo:country="PT"/>
    </style:style>
    <style:style style:family="paragraph" style:name="a371">
      <style:paragraph-properties fo:text-align="center"/>
    </style:style>
    <style:style style:family="text" style:name="a373">
      <style:text-properties fo:language="pt" fo:country="PT"/>
    </style:style>
    <style:style style:family="paragraph" style:name="a374">
      <style:paragraph-properties fo:text-align="center"/>
    </style:style>
    <style:style style:family="table-cell" style:name="a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7">
      <style:table-row-properties style:row-height="0.40296in"/>
    </style:style>
    <style:style style:family="text" style:name="a378">
      <style:text-properties fo:language="pt" fo:country="PT"/>
    </style:style>
    <style:style style:family="paragraph" style:name="a379">
      <style:paragraph-properties/>
    </style:style>
    <style:style style:family="table-cell" style:name="a430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400"/>
    <text:list-style style:name="a405"/>
    <text:list-style style:name="a412"/>
    <text:list-style style:name="a417"/>
    <text:list-style style:name="a424"/>
    <text:list-style style:name="a372"/>
    <text:list-style style:name="a380"/>
    <text:list-style style:name="a375"/>
    <text:list-style style:name="a429"/>
    <text:list-style style:name="a387"/>
    <text:list-style style:name="a393"/>
  </office:automatic-styles>
  <office:body>
    <office:presentation>
      <draw:page draw:name="Slide1" draw:style-name="a355" draw:master-page-name="Master1-Layout1-title-Diapositivo-de-Título" presentation:presentation-page-layout-name="Master1-PPL1" draw:id="Slide-256">
        <draw:custom-shape svg:x="9.07278in" svg:y="1.59556in" svg:width="0.39in" svg:height="0.29444in" draw:id="id63" draw:style-name="a358" draw:name="Triângulo isósceles 8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standard" svg:x1="6.26454in" svg:y1="-0.06176in" draw:start-shape="id63" draw:start-glue-point="7" svg:x2="7.31602in" svg:y2="4.89324in" draw:end-shape="id64" draw:end-glue-point="0" draw:id="id65" draw:style-name="a359" draw:transform="translate(-6.79028in -2.41574in) rotate(-1.5708) translate(6.79028in 2.41574in)" draw:name="Conexão: Ângulo Reto 10">
          <svg:title/>
          <svg:desc/>
        </draw:connector>
        <draw:connector draw:type="standard" svg:x1="7.26944in" svg:y1="2.94148in" svg:x2="9.26778in" svg:y2="2.41574in" draw:id="id66" draw:style-name="a360" draw:transform="translate(-8.26861in -2.67861in) rotate(-3.1416) translate(8.26861in 2.67861in)" draw:name="Conexão: Ângulo Reto 14">
          <svg:title/>
          <svg:desc/>
        </draw:connector>
        <draw:connector draw:type="standard" svg:x1="9.26778in" svg:y1="2.41574in" svg:x2="10.175in" svg:y2="2.94148in" draw:id="id67" draw:style-name="a361" draw:name="Conexão: Ângulo Reto 16">
          <svg:title/>
          <svg:desc/>
        </draw:connector>
        <draw:custom-shape svg:width="0.39in" svg:height="0.29444in" draw:id="id68" draw:style-name="a364" draw:transform="translate(-0.195in -0.14722in) rotate(-4.71239) translate(5.47278in 1.1913in)" draw:name="Triângulo isósceles 17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5.62in" svg:y1="1.1913in" draw:start-shape="id68" draw:start-glue-point="7" svg:x2="7.66889in" svg:y2="1.1913in" draw:id="id69" draw:style-name="a366" draw:name="Conexão reta 19">
          <svg:title/>
          <svg:desc/>
        </draw:connector>
        <draw:frame draw:id="id70" draw:name="Tabela 3" svg:x="2.22222in" svg:y="0.78704in" svg:width="3.10333in" svg:height="1.10296in">
          <table:table table:style-name="a367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368" table:default-cell-style-name=""/>
            <table:table-row table:style-name="a369" table:default-cell-style-name="">
              <table:table-cell table:style-name="a376">
                <text:list text:style-name="a372">
                  <text:list-item>
                    <text:p text:style-name="a371" text:class-names="" text:cond-style-name=""><text:span text:style-name="a370" text:class-names="">ContentorCartas<text:s text:c="1"/></text:span></text:p>
                  </text:list-item>
                </text:list>
                <text:list text:style-name="a375">
                  <text:list-item>
                    <text:p text:style-name="a374" text:class-names="" text:cond-style-name=""><text:span text:style-name="a373" text:class-names="">&lt;&lt;interface&gt;&gt;</text:span></text:p>
                  </text:list-item>
                </text:list>
              </table:table-cell>
            </table:table-row>
            <table:table-row table:style-name="a377" table:default-cell-style-name="">
              <table:table-cell table:style-name="a381">
                <text:list text:style-name="a380">
                  <text:list-item>
                    <text:p text:style-name="a379" text:class-names="" text:cond-style-name=""><text:span text:style-name="a378" text:class-names="">clone()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1" draw:name="Tabela 4" svg:x="7.66889in" svg:y="0.78704in" svg:width="3.34778in" svg:height="0.80852in">
          <table:table table:style-name="a382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383" table:default-cell-style-name=""/>
            <table:table-row table:style-name="a384" table:default-cell-style-name="">
              <table:table-cell table:style-name="a388">
                <text:list text:style-name="a387">
                  <text:list-item>
                    <text:p text:style-name="a386" text:class-names="" text:cond-style-name=""><text:span text:style-name="a385" text:class-names="">ContentorCartasDefault</text:span></text:p>
                  </text:list-item>
                </text:list>
              </table:table-cell>
            </table:table-row>
            <table:table-row table:style-name="a389" table:default-cell-style-name="">
              <table:table-cell table:style-name="a394">
                <text:list text:style-name="a393">
                  <text:list-item>
                    <text:p text:style-name="a392" text:class-names="" text:cond-style-name=""><text:span text:style-name="a390" text:class-names="">clone()</text:span><text:span text:style-name="a39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64" draw:name="Tabela 5" svg:x="3.19556in" svg:y="2.94148in" svg:width="2.23444in" svg:height="0.80852in">
          <table:table table:style-name="a395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396" table:default-cell-style-name=""/>
            <table:table-row table:style-name="a397" table:default-cell-style-name="">
              <table:table-cell table:style-name="a401">
                <text:list text:style-name="a400">
                  <text:list-item>
                    <text:p text:style-name="a399" text:class-names="" text:cond-style-name=""><text:span text:style-name="a398" text:class-names="">Coluna</text:span></text:p>
                  </text:list-item>
                </text:list>
              </table:table-cell>
            </table:table-row>
            <table:table-row table:style-name="a402" table:default-cell-style-name="">
              <table:table-cell table:style-name="a406">
                <text:list text:style-name="a405">
                  <text:list-item>
                    <text:p text:style-name="a404" text:class-names="" text:cond-style-name=""><text:span text:style-name="a403" text:class-names="">clone()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72" draw:name="Tabela 6" svg:x="6.15222in" svg:y="2.94148in" svg:width="2.23444in" svg:height="0.80852in">
          <table:table table:style-name="a407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08" table:default-cell-style-name=""/>
            <table:table-row table:style-name="a409" table:default-cell-style-name="">
              <table:table-cell table:style-name="a413">
                <text:list text:style-name="a412">
                  <text:list-item>
                    <text:p text:style-name="a411" text:class-names="" text:cond-style-name=""><text:span text:style-name="a410" text:class-names="">Celula</text:span></text:p>
                  </text:list-item>
                </text:list>
              </table:table-cell>
            </table:table-row>
            <table:table-row table:style-name="a414" table:default-cell-style-name="">
              <table:table-cell table:style-name="a418">
                <text:list text:style-name="a417">
                  <text:list-item>
                    <text:p text:style-name="a416" text:class-names="" text:cond-style-name=""><text:span text:style-name="a415" text:class-names="">clone()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73" draw:name="Tabela 7" svg:x="9.05778in" svg:y="2.94148in" svg:width="2.23444in" svg:height="0.80852in">
          <table:table table:style-name="a419" table:template-name="{5940675A-B579-460E-94D1-54222C63F5DA}" table:use-banding-columns-styles="false" table:use-banding-rows-styles="true" table:use-first-column-styles="false" table:use-first-row-styles="true" table:use-last-column-styles="false" table:use-last-row-styles="false">
            <table:table-column table:style-name="a420" table:default-cell-style-name=""/>
            <table:table-row table:style-name="a421" table:default-cell-style-name="">
              <table:table-cell table:style-name="a425">
                <text:list text:style-name="a424">
                  <text:list-item>
                    <text:p text:style-name="a423" text:class-names="" text:cond-style-name=""><text:span text:style-name="a422" text:class-names="">Casa</text:span></text:p>
                  </text:list-item>
                </text:list>
              </table:table-cell>
            </table:table-row>
            <table:table-row table:style-name="a426" table:default-cell-style-name="">
              <table:table-cell table:style-name="a430">
                <text:list text:style-name="a429">
                  <text:list-item>
                    <text:p text:style-name="a428" text:class-names="" text:cond-style-name=""><text:span text:style-name="a427" text:class-names="">clone()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cd2d8"/>
    </style:style>
    <style:style style:family="table-cell" style:name="a338">
      <style:table-cell-properties/>
    </style:style>
    <style:style style:family="table-cell" style:name="a339">
      <style:table-cell-properties fo:background-color="#ccd2d8"/>
    </style:style>
    <style:style style:family="table-cell" style:name="a350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3">
      <style:table-cell-properties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354">
      <style:table-cell-properties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cbcbcb"/>
    </style:style>
    <style:style style:family="table-cell" style:name="a347">
      <style:table-cell-properties/>
    </style:style>
    <style:style style:family="table-cell" style:name="a348">
      <style:table-cell-properties fo:background-color="#cbcbcb"/>
    </style:style>
    <style:style style:family="table-cell" style:name="a349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365" draw:style="rect" draw:dots1="1" draw:dots1-length="0.0625in" draw:distance="0.0625in"/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073A0DAA-6AF3-43AB-8588-CEC1D06C72B9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  <table:table-template table:name="{2D5ABB26-0587-4C30-8999-92F81FD0307C}">
      <table:body table:style-name="a354" table:paragraph-style-name=""/>
    </table:table-template>
    <table:table-template table:name="{5940675A-B579-460E-94D1-54222C63F5DA}">
      <table:body table:style-name="a35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8/12/2024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8/12/2024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8/12/2024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8/12/2024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8/12/2024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8/12/2024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8/12/2024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8/12/2024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8/12/2024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8/12/2024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8/12/2024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8/12/2024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onçalo Santos</meta:initial-creator>
    <dc:creator>Gonçalo Santos</dc:creator>
    <meta:creation-date>2024-12-11T11:14:08Z</meta:creation-date>
    <dc:date>2024-12-18T16:00:02Z</dc:date>
    <meta:editing-cycles>2</meta:editing-cycles>
    <meta:editing-duration>PT14314S</meta:editing-duration>
    <meta:document-statistic meta:paragraph-count="11" meta:word-count="18"/>
  </office:meta>
</office:document-meta>
</file>